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1.409cm"/>
    </style:style>
    <style:style style:name="co5" style:family="table-column">
      <style:table-column-properties fo:break-before="auto" style:column-width="1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Grap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</table:table-row>
        <table:table-row table:style-name="ro1">
          <table:table-cell table:style-name="ce1" office:value-type="string">
            <text:p>String getId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createVertex(Class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createEdge(Class, Vertex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Loading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loadingCompleted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GraphModified(long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long getGraphVersion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Vertex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VertexListVersion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Edge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EdgeListVersion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containsVertex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contains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deleteVertex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deleteEdge(Edge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Firs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FirstVertex(Vertex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Vertex getFirstVertex(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Vertex getLas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Edge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Edge getFirstEdge(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Edge getLastEdg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Vertex(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Edge(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MaxV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ExpandedVertex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ExpandedEdge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MaxECou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 getVCount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int getECount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oid setId(Stri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terable edges()</text:p>
          </table:table-cell>
          <table:table-cell office:value-type="string">
            <text:p>?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Iterable edges(Edge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Iterable edges(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List reachableVertices(Vertex, String, Class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)</text:p>
          </table:table-cell>
          <table:table-cell office:value-type="string">
            <text:p>?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Vertex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Iterable vertices(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void defragment(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ransaction new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Transaction newReadOnly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setCurrentTransaction(Transaction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Transaction getCurrentTransaction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commit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void abort()</text:p>
          </table:table-cell>
          <table:table-cell/>
          <table:table-cell office:value-type="string">
            <text:p>x</text:p>
          </table:table-cell>
          <table:table-cell office:value-type="string">
            <text:p>?</text:p>
          </table:table-cell>
        </table:table-row>
        <table:table-row table:style-name="ro1">
          <table:table-cell table:style-name="ce1" office:value-type="string">
            <text:p>boolean isInConflict()</text:p>
          </table:table-cell>
          <table:table-cell/>
          <table:table-cell table:style-name="ce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Savepoint defineSavepoin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storeSavepoint(Savepoint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Standard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Transaction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hasDatabaseSuppor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sortVertic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sortEdg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addGraphStructureChangedListener(GraphStructureChangedListene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GraphStructureChangedListener(GraphStructureChangedListene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AllGraphStructureChangedListeners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nt getGraphStructureChangedListenerCount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CARuleManagerInterface getECARuleManager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TraversalContext setTraversalContext(TraversalContext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TraversalContext getTraversalContext(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 table:number-rows-repeated="654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ertex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number-columns-repeated="3" table:default-cell-style-name="ce2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</table:table-row>
        <table:table-row table:style-name="ro1">
          <table:table-cell table:style-name="ce1" office:value-type="string">
            <text:p>void delete(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IncidenceListModified(lo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ong getIncidenceListVersion()</text:p>
          </table:table-cell>
          <table:table-cell table:style-name="ce3" office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int getDegree(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EdgeDirection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EdgeClass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Class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EdgeClass, EdgeDirection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int getDegree(Class, EdgeDirection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Vertex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Vertex getNextVertex(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Vertex getPrevVertex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Direction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boolean, AggregationKind[]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EdgeClass, EdgeDirection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Edge getFirstIncidence(Class, EdgeDirection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Edge getLastIncidence(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style-name="ce1" office:value-type="string">
            <text:p>boolean isBefore(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Before(Vertex)</text:p>
          </table:table-cell>
          <table:table-cell table:style-name="Default"/>
          <table:table-cell table:style-name="ce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boolean isAfter(Vertex)</text:p>
          </table:table-cell>
          <table:table-cell/>
          <table:table-cell table:style-name="ce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putAfter(Vertex)</text:p>
          </table:table-cell>
          <table:table-cell table:style-name="Default"/>
          <table:table-cell table:style-name="ce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Iterable incidences()</text:p>
          </table:table-cell>
          <table:table-cell office:value-type="string">
            <text:p>?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Direction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Class, EdgeDirection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Class, EdgeDirection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Edge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Iterable incidences(Class)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1" office:value-type="string">
            <text:p>List reachableVertices(String, Class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Set reachableVertices(Class, PathElement[]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boolean isValidAlpha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ValidOmega(Edg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ortIncidences(Comparator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DirectedM1EdgeClass getEdgeForRolename(String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st adjacences(String)</text:p>
          </table:table-cell>
          <table:table-cell/>
          <table:table-cell office:value-type="string">
            <text:p>x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table:style-name="ce1" office:value-type="string">
            <text:p>Edge addAdjacence(String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List removeAdjacences(String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oid removeAdjacence(String, Vertex)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 table:number-rows-repeated="6549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dge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row table:style-name="ro1">
          <table:table-cell table:style-name="ce1"/>
          <table:table-cell office:value-type="string">
            <text:p>internal</text:p>
          </table:table-cell>
          <table:table-cell office:value-type="string">
            <text:p>public</text:p>
          </table:table-cell>
          <table:table-cell office:value-type="string">
            <text:p>TC related</text:p>
          </table:table-cell>
          <table:table-cell/>
        </table:table-row>
        <table:table-row table:style-name="ro1">
          <table:table-cell table:style-name="ce1" office:value-type="string">
            <text:p>void delet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extIncidenc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Direction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boolean, AggregationKind[]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, EdgeDirection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, EdgeDirection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, boolean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, boolean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EdgeClass, EdgeDirection, boolean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Incidence(Class, EdgeDirection, boolean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PrevIncidenc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This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tex getThat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ring getThisRol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ring getThatRol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extEdg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Edge(EdgeClass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NextEdge(Class)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Edge getPrevEdge()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Vertex getAlpha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tex getOmega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BeforeIncidence(Edge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AfterIncidence(Edge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BeforeEdge(Edge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BeforeEdge(Edge)</text:p>
          </table:table-cell>
          <table:table-cell/>
          <table:table-cell table:style-name="ce5" office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boolean isAfterEdge(Edge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AfterEdge(Edge)</text:p>
          </table:table-cell>
          <table:table-cell/>
          <table:table-cell table:style-name="ce3" office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void setAlpha(Vertex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Omega(Vertex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This(Vertex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setThat(Vertex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IncidenceBefore(Edge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oid putIncidenceAfter(Edge)</text:p>
          </table:table-cell>
          <table:table-cell/>
          <table:table-cell table:style-name="ce3"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NormalEdg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dge getReversedEdge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oolean isNormal(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ggregationKind getSemantics()</text:p>
          </table:table-cell>
          <table:table-cell/>
          <table:table-cell table:style-name="ce4"/>
          <table:table-cell/>
          <table:table-cell office:value-type="string">
            <text:p>getBlahAggregationKind</text:p>
          </table:table-cell>
        </table:table-row>
        <table:table-row table:style-name="ro1">
          <table:table-cell table:style-name="ce1" office:value-type="string">
            <text:p>AggregationKind getAlpha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>
          <table:table-cell table:style-name="ce1" office:value-type="string">
            <text:p>AggregationKind getOmega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>
          <table:table-cell table:style-name="ce1" office:value-type="string">
            <text:p>AggregationKind getThis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>
          <table:table-cell table:style-name="ce1" office:value-type="string">
            <text:p>AggregationKind getThatSemantics(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MBENENNEN!!</text:p>
          </table:table-cell>
        </table:table-row>
        <table:table-row table:style-name="ro1" table:number-rows-repeated="65491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29.09.2011</text:date>, <text:time>14:07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scha Strauß</meta:initial-creator>
    <meta:creation-date>2011-09-14T15:28:09</meta:creation-date>
    <dc:date>2011-09-29T14:07:25</dc:date>
    <meta:editing-duration>PT02H22M01S</meta:editing-duration>
    <meta:editing-cycles>9</meta:editing-cycles>
    <meta:generator>OpenOffice.org/3.2$Unix OpenOffice.org_project/320m12$Build-9483</meta:generator>
    <dc:creator>Sascha Strauß</dc:creator>
    <meta:document-statistic meta:table-count="3" meta:cell-count="388" meta:object-count="0"/>
  </office:meta>
</office:document-meta>
</file>